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45])" office:value-type="float" office:value="0.0000285360947185518" calcext:value-type="float">
            <text:p>2.85360947185518E-05</text:p>
          </table:table-cell>
          <table:table-cell table:formula="of:=AVERAGE([.N2:.N245])" office:value-type="float" office:value="0.0000459242786743542" calcext:value-type="float">
            <text:p>4.5924278674354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22:06:17.3703455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1-18T22:29:07.840831338</dc:date>
    <meta:editing-duration>P1DT2H7M32S</meta:editing-duration>
    <meta:editing-cycles>161</meta:editing-cycles>
    <meta:generator>LibreOffice/7.3.0.2$Linux_X86_64 LibreOffice_project/30$Build-2</meta:generator>
    <meta:document-statistic meta:table-count="1" meta:cell-count="3959" meta:object-count="0"/>
  </office:meta>
</office:document-meta>
</file>